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20de" officeooo:paragraph-rsid="000820de"/>
    </style:style>
    <style:style style:name="P2" style:family="paragraph" style:parent-style-name="Standard">
      <style:text-properties officeooo:rsid="00088482" officeooo:paragraph-rsid="00088482"/>
    </style:style>
    <style:style style:name="P3" style:family="paragraph" style:parent-style-name="Standard">
      <style:text-properties fo:language="zxx" fo:country="none" officeooo:paragraph-rsid="00088482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nake_labyrinth project</text:p>
      <text:p text:style-name="P2">federico scaggiante matricola: 893138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9:15:49.760714498</meta:creation-date>
    <dc:date>2023-02-01T17:44:34.342069321</dc:date>
    <meta:editing-duration>PT2M21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2" meta:word-count="6" meta:character-count="60" meta:non-whitespace-character-count="56"/>
  </office:meta>
</office:document-meta>
</file>